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2" svg:font-family="'Droid Sans Devanagari'" style:font-family-generic="swiss"/>
    <style:font-face style:name="Arial" svg:font-family="Arial" style:font-family-generic="roman" style:font-pitch="variable"/>
    <style:font-face style:name="Droid Sans Devanagari"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117f46" officeooo:paragraph-rsid="00117f46" style:font-size-asian="12pt" style:font-style-asian="normal" style:font-weight-asian="normal" style:text-emphasize="none"/>
    </style:style>
    <style:style style:name="P2" style:family="paragraph" style:parent-style-name="Standard">
      <style:paragraph-properties fo:text-align="justify" style:justify-single-word="false"/>
      <style:text-properties style:text-outline="false" style:text-line-through-style="none" style:text-line-through-type="none" style:font-name="Arial" fo:font-size="12pt" fo:font-style="normal" fo:text-shadow="none" style:text-underline-style="none" fo:font-weight="bold" officeooo:rsid="00117f46" officeooo:paragraph-rsid="00117f46" style:font-size-asian="12pt" style:font-style-asian="normal" style:font-weight-asian="bold" style:text-emphasize="none"/>
    </style:style>
    <style:style style:name="P3" style:family="paragraph" style:parent-style-name="Standard">
      <style:paragraph-properties fo:text-align="justify" style:justify-single-word="false"/>
      <style:text-properties officeooo:rsid="00117f46" officeooo:paragraph-rsid="00117f46"/>
    </style:style>
    <style:style style:name="P4" style:family="paragraph" style:parent-style-name="Standard">
      <style:paragraph-properties fo:text-align="justify" style:justify-single-word="false"/>
      <style:text-properties officeooo:paragraph-rsid="00117f46"/>
    </style:style>
    <style:style style:name="P5" style:family="paragraph" style:parent-style-name="Standard">
      <style:paragraph-properties fo:text-align="justify" style:justify-single-word="false"/>
      <style:text-properties fo:language="zxx" fo:country="none" officeooo:rsid="00117f46" officeooo:paragraph-rsid="00117f46" style:language-asian="zxx" style:country-asian="none" style:language-complex="zxx" style:country-complex="none"/>
    </style:style>
    <style:style style:name="T1"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2" style:family="text">
      <style:text-properties style:text-outline="false" style:text-line-through-style="none" style:text-line-through-type="none" style:font-name="Liberation Sans1" fo:font-size="12pt" fo:font-style="normal" fo:text-shadow="none" style:text-underline-style="none" fo:font-weight="normal" style:letter-kerning="true" style:font-size-asian="12pt" style:font-style-asian="normal" style:font-weight-asian="normal" style:text-emphasize="none"/>
    </style:style>
    <style:style style:name="T3" style:family="text">
      <style:text-properties style:text-outline="false" style:text-line-through-style="none" style:text-line-through-type="none" style:font-name="Arial" fo:font-size="12pt" fo:font-style="normal" fo:text-shadow="none" style:text-underline-style="none" fo:font-weight="bold" officeooo:rsid="00117f46" style:font-size-asian="12pt" style:font-style-asian="normal" style:font-weight-asian="bold" style:text-emphasize="none"/>
    </style:style>
    <style:style style:name="T4" style:family="text">
      <style:text-properties style:text-outline="false" style:text-line-through-style="none" style:text-line-through-type="none" style:font-name="Arial" fo:font-size="12pt" fo:font-style="normal" fo:text-shadow="none" style:text-underline-style="none" fo:font-weight="bold" officeooo:rsid="00117f46" style:letter-kerning="true" style:font-size-asian="12pt" style:font-style-asian="normal" style:font-weight-asian="bold" style:text-emphasize="none"/>
    </style:style>
    <style:style style:name="T5" style:family="text">
      <style:text-properties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6" style:family="text">
      <style:text-properties style:text-outline="false" style:text-line-through-style="none" style:text-line-through-type="none" style:font-name="Droid Sans Devanagari" fo:font-size="13pt" fo:font-style="normal" fo:text-shadow="none" style:text-underline-style="none" fo:font-weight="normal" style:font-size-asian="13pt" style:font-style-asian="normal" style:font-weight-asian="normal" style:text-emphasize="none"/>
    </style:style>
    <style:style style:name="T7" style:family="text">
      <style:text-properties officeooo:rsid="00123b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QUERIMIENTOS</text:p>
      <text:p text:style-name="P3"/>
      <text:p text:style-name="P3">Aplicación para turismo</text:p>
      <text:p text:style-name="P3"/>
      <text:p text:style-name="P5">Se requiere desarrollar un software (aplicación móvil) <text:s/>para gestionar los intereses de un turista en Colombia. <text:span text:style-name="T7">Se requiere que la aplicación opere bajo los sistemas operativos Android, iOS y Windows Phone. La aplicación debe estar disponible de forma gratuita y ser distribuida a través de cada una de las tiendas de software de los distintos sistemas operativos. </text:span>La aplicación debe funcionar con dos roles de usuario (turista y <text:span text:style-name="T7">comercio</text:span>). <text:span text:style-name="T7">Cuando un usuario ingresa en rol de comercio, se permite ofrecer servicios puntuales relacionados con turimo a través de la aplicación, mediante un formulario se registran todas las ofertas pertenecientes al perfil del usuario comercio. Así mismo se permite registrar un comercio haciendo uso de servicios de Geolocalización de baja precisión.</text:span> <text:span text:style-name="T7">Cuando un usuario ingresa en rol de turista, el sistema debe mostrar todas las ofertas de comercios registrados en la aplicación dando prioridad a los comercios más cercanos al usuario haciendo uso de Geolocalización. Se requiere que la aplicación siempre muestre información en “tiempo real”, es decir que la información debe coincidir con la última versión que se encuentre en la base de datos. Es responsabilidad de los usuarios con rol de comercio mantener actualizada la información de sus perfiles dentro de la base de datos. La aplicación debe permitir el contacto entre turistas y comercios mediante un servicio de chat propietario (privado) que permite que un usuario contacte a un comercio para obtener cualquier tipo de información correspondiente al comercio. Se requiere almacenar las preferencias de un usuario por medio de su perfil. El perfil de un usuario contiene información específica tal como su nombre, datos básicos y sus preferencias en cuento a entretenimiento y gustos. El usuario turista debe poder realizar un filtro de información de acuerdo a sus intereses (cercanía, gustos, disponibilidad). De igual forma, se debe registrar el historial de consultas de un usuario turista. El desarrollo de la aplicación debe respetar las siguiente normas de desarrollo para garantizar la calidad en diversos aspectos:</text:span></text:p>
      <text:p text:style-name="P3"/>
      <text:p text:style-name="P4"><text:span text:style-name="T3">ISO 25000 </text:span><text:span text:style-name="T1">Calidad de producto, junto con la calidad del proceso</text:span></text:p>
      <text:p text:style-name="P4"><text:span text:style-name="T4">ISO/IEC 12207 </text:span><text:span text:style-name="T2">Calidad en procesos de vida del software</text:span></text:p>
      <text:p text:style-name="P4"><text:span text:style-name="T3">ISO/IEC 25010 </text:span><text:span text:style-name="T5">Satisfacer los requisitos de <text:s/>usuarios aportando de esta manera un valor. Son precisamente estos requisitos </text:span><text:span text:style-name="T6">(funcionalidad, rendimiento, seguridad, mantenibilidad, etc.)</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2" svg:font-family="'Droid Sans Devanagari'" style:font-family-generic="swiss"/>
    <style:font-face style:name="Arial" svg:font-family="Arial" style:font-family-generic="roman" style:font-pitch="variable"/>
    <style:font-face style:name="Droid Sans Devanagari"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02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9:10:27.844610183</meta:creation-date>
    <meta:generator>LibreOffice/5.2.3.3$Linux_X86_64 LibreOffice_project/20m0$Build-3</meta:generator>
    <dc:date>2017-03-29T11:40:40.869059994</dc:date>
    <meta:editing-duration>PT19M40S</meta:editing-duration>
    <meta:editing-cycles>4</meta:editing-cycles>
    <meta:document-statistic meta:table-count="0" meta:image-count="0" meta:object-count="0" meta:page-count="1" meta:paragraph-count="6" meta:word-count="374" meta:character-count="2456" meta:non-whitespace-character-count="2086"/>
  </office:meta>
</office:document-meta>
</file>